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/>
      <text:p text:style-name="Text_20_body"><text:a xlink:type="simple" xlink:href="http://szit.hu/doku.php?id=oktatas:linux:ftp_szerver" text:style-name="Internet_20_link" text:visited-style-name="Visited_20_Internet_20_Link">&lt; FTP szerver</text:a></text:p>
      <text:h text:style-name="Heading_20_1" text:outline-level="1"><text:bookmark text:name="oktatas:linux:ftp_szerver:tftp"/><text:bookmark-start text:name="__RefHeading___tftp_1"/><text:bookmark-start text:name="tftp"/>TFTP<text:bookmark-end text:name="__RefHeading___tftp_1"/><text:bookmark-end text:name="tftp"/></text:h>
      <text:list text:style-name="List_20_1" text:continue-numbering="false">
        <text:list-item>
          <text:p text:style-name="List_20_1_Content_First"> <text:span text:style-name="Strong_20_Emphasis">Szerző:</text:span> Sallai András</text:p>
        </text:list-item>
        <text:list-item>
          <text:p text:style-name="List_20_1_Content"> Copyright (c) Sallai András, 2016, 2017</text:p>
        </text:list-item>
        <text:list-item>
          <text:p text:style-name="List_20_1_Content"> Licenc: GNU Free Documentation License 1.3</text:p>
        </text:list-item>
        <text:list-item>
          <text:p text:style-name="List_20_1_Content_Last"> Web: <text:a xlink:type="simple" xlink:href="http://szit.hu" text:style-name="Internet_20_link" text:visited-style-name="Visited_20_Internet_20_Link">http://szit.hu</text:a></text:p>
        </text:list-item>
      </text:list>
      <text:h text:style-name="Heading_20_2" text:outline-level="2"><text:bookmark-start text:name="__RefHeading___a_tftp_szerverről_2"/><text:bookmark-start text:name="a_tftp_szerverről"/>A TFTP szerverről<text:bookmark-end text:name="__RefHeading___a_tftp_szerverről_2"/><text:bookmark-end text:name="a_tftp_szerverről"/></text:h>
      <text:p text:style-name="Text_20_body">A TFTP a Trivial File Transfer Protocol szavakból alkotott betűszó. 
Nem egy hagyományos fájlátvitelről van szó. Ez valóban csak egy 
triviális lehetőség. A fájlok átvitele UDP protokollon keresztül 
történik, csak lokális hálózaton használjuk.</text:p>
      <text:p text:style-name="Text_20_body">Használjuk hálózati rendszerindítás megvalósítására, és routerekhez
fájlok átvitelére. </text:p>
      <text:h text:style-name="Heading_20_2" text:outline-level="2"><text:bookmark-start text:name="__RefHeading___tftpd_programok_3"/><text:bookmark-start text:name="tftpd_programok"/>TFTPD programok<text:bookmark-end text:name="__RefHeading___tftpd_programok_3"/><text:bookmark-end text:name="tftpd_programok"/></text:h>
      <text:p text:style-name="Text_20_body">Az alábbi felsorolás szerverek és kliensek neveit tartalmazza.</text:p>
      <text:list text:style-name="List_20_1" text:continue-numbering="false">
        <text:list-item>
          <text:p text:style-name="List_20_1_Content_First"> tftpd (szerver)</text:p>
        </text:list-item>
        <text:list-item>
          <text:p text:style-name="List_20_1_Content"> tftp (kliens)</text:p>
        </text:list-item>
        <text:list-item>
          <text:p text:style-name="List_20_1_Content"> tftpd-hpa (szerver)</text:p>
        </text:list-item>
        <text:list-item>
          <text:p text:style-name="List_20_1_Content"> tftp-hpa (kliens)</text:p>
        </text:list-item>
        <text:list-item>
          <text:p text:style-name="List_20_1_Content"> atftpd</text:p>
        </text:list-item>
        <text:list-item>
          <text:p text:style-name="List_20_1_Content_Last"> dnsmasq</text:p>
        </text:list-item>
      </text:list>
      <text:h text:style-name="Heading_20_2" text:outline-level="2"><text:bookmark-start text:name="__RefHeading___hpa_telepítés_4"/><text:bookmark-start text:name="hpa_telepítés"/>HPA telepítés<text:bookmark-end text:name="__RefHeading___hpa_telepítés_4"/><text:bookmark-end text:name="hpa_telepítés"/></text:h>
      <text:p text:style-name="Text_20_body">Debian alapú Linuxon:</text:p>
      <text:p text:style-name="Preformatted_20_Text"># apt-get install tftpd-hpa tftp-hpa</text:p>
      <text:p text:style-name="Text_20_body">A tftpd-hpa csomag a szerver. a tftp-hpa csomag a kliens.</text:p>
      <text:h text:style-name="Heading_20_2" text:outline-level="2"><text:bookmark-start text:name="__RefHeading___a_tftpd-hpa_5"/><text:bookmark-start text:name="a_tftpd-hpa"/>A tftpd-hpa<text:bookmark-end text:name="__RefHeading___a_tftpd-hpa_5"/><text:bookmark-end text:name="a_tftpd-hpa"/></text:h>
      <text:p text:style-name="Text_20_body">A tftpd-hpa szerver démonként fut, így használhatók a következő parancsok:</text:p>
      <text:p text:style-name="Preformatted_20_Text">systemctl start tftpd-hpa<text:line-break/>systemctl stop tftpd-hpa<text:line-break/>systemctl restart tftpd-hpa<text:line-break/>systemctl force-reload tftpd-hpa<text:line-break/>systemctl status tftpd-hpa</text:p>
      <text:p text:style-name="Text_20_body">A tftp beállításai a következ helyen találhatók:</text:p>
      <text:p text:style-name="Preformatted_20_Text">/etc/default/tftpd-hpa</text:p>
      <text:p text:style-name="Text_20_body">A program alapértelmezett portja 69, és alapértelmezetten localhost-on nem
működik, csak normál IP címet megadva.</text:p>
      <text:h text:style-name="Heading_20_2" text:outline-level="2"><text:bookmark-start text:name="__RefHeading___beállítás_6"/><text:bookmark-start text:name="beállítás"/>Beállítás<text:bookmark-end text:name="__RefHeading___beállítás_6"/><text:bookmark-end text:name="beállítás"/></text:h>
      <text:p text:style-name="Text_20_body">Teszt fájl létrehozása:</text:p>
      <text:p text:style-name="Preformatted_20_Text"># echo mukodik &gt; /srv/tftp/test.txt</text:p>
      <text:p text:style-name="Text_20_body">Futás ellenőrzése:</text:p>
      <text:p text:style-name="Preformatted_20_Text"># pgrep -lf tftpd<text:line-break/>10652 in.tftpd</text:p>
      <text:p text:style-name="Text_20_body">Kapcsolat ellenőrzése:</text:p>
      <text:p text:style-name="Preformatted_20_Text">ss -apu | grep tftp</text:p>
      <text:p text:style-name="Text_20_body">Lehetséges kimenet:</text:p>
      <text:p text:style-name="Preformatted_20_Text">UNCONN<text:s text:c="2"/>0<text:s text:c="2"/>0<text:s text:c="2"/>*:tftp<text:s text:c="2"/>*:*</text:p>
      <text:h text:style-name="Heading_20_2" text:outline-level="2"><text:bookmark-start text:name="__RefHeading___tesztelés_7"/><text:bookmark-start text:name="tesztelés"/>Tesztelés<text:bookmark-end text:name="__RefHeading___tesztelés_7"/><text:bookmark-end text:name="tesztelés"/></text:h>
      <text:p text:style-name="Text_20_body">Van olyan Debian csomag, hogy tftp, amellyel felkerül egy tftp parancs.
A példánkban azonban a tftp-hpa csomagot tettük fel. A feltelepített
parancs azonban így is tftp lesz. </text:p>
      <text:p text:style-name="Text_20_body">Működés ellenőrzése, ha a szerver IP címe 192.168.5.1:</text:p>
      <text:p text:style-name="Preformatted_20_Text"># tftp 192.168.5.1<text:line-break/>tftp&gt; verbose<text:line-break/>Verbose mode on.<text:line-break/>tftp&gt; get test.txt <text:line-break/>getting from 192.168.5.1:test.txt to test.txt [netascii]<text:line-break/>Received 9 bytes in 0.0 seconds [16438 bit/s]<text:line-break/>tftp&gt; quit</text:p>
      <text:p text:style-name="Text_20_body">Ha valaki a szimpla tftp csomagot tette fel kliensnek, abban nem kell bőbezédű
üzemmódba váltani a verbose paranccsal.</text:p>
      <text:h text:style-name="Heading_20_2" text:outline-level="2"><text:bookmark-start text:name="__RefHeading___források_8"/><text:bookmark-start text:name="források"/>Források<text:bookmark-end text:name="__RefHeading___források_8"/><text:bookmark-end text:name="források"/></text:h>
      <text:list text:style-name="List_20_1" text:continue-numbering="false">
        <text:list-item>
          <text:p text:style-name="LastListParagraph_List_20_1_Content_First"> <text:a xlink:type="simple" xlink:href="https://wiki.debian.org/Tftp" text:style-name="Internet_20_link" text:visited-style-name="Visited_20_Internet_20_Link">https://wiki.debian.org/Tftp</text:a></text:p>
        </text:list-item>
      </text:list>
    </office:text>
  </office:body>
</office:document-content>
</file>

<file path=styles.xml><?xml version="1.0" encoding="utf-8"?>
<!--
  This file defines how the document is styled. This was extracted from a ODT file
  created in OpenOffice 2.0 and could probably be much simpler.

  You probably want to replace this file with a style fitting your corporate identity.

  To do so, export the wiki:syntax page, edit it's style definitions (be sure to keep
  the names) and save the resulting file. Extract the resulting file with unzip and
  copy the styles.xml over this one.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style:tab-stop-distance="1.251cm" fo:hyphenation-ladder-count="no-limit" style:text-autospace="ideograph-alpha" style:punctuation-wrap="hanging" style:line-break="strict" style:writing-mode="page"/>
      <style:text-properties fo:font-size="12pt" style:font-size-asian="12pt" style:font-size-complex="12pt" fo:language="en" style:language-asian="en" style:language-complex="en" fo:country="US" style:country-asian="US" style:country-complex="US" style:use-window-font-color="true" style:font-name="Bitstream Vera Sans" style:font-name-asian="Bitstream Vera Sans2" style:font-name-complex="Bitstream Vera Sans2" fo:hyphenate="false" fo:hyphenation-remain-char-count="2" fo:hyphenation-push-char-count="2"/>
    </style:default-style>
    <style:default-style style:family="table">
      <style:table-properties fo:margin-top="0.25cm" fo:margin-bottom="0.25cm"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</style:style>
    <style:style style:name="Text_20_body" style:display-name="Text body" style:parent-style-name="Standard" style:class="text" style:family="paragraph">
      <style:paragraph-properties fo:text-align="left" style:justify-single-word="false" fo:margin-top="0cm" fo:margin-bottom="0.212cm"/>
    </style:style>
    <style:style style:name="Heading" style:parent-style-name="Standard" style:class="text" style:next-style-name="Text_20_body" style:family="paragraph">
      <style:paragraph-properties fo:margin-top="0.423cm" fo:margin-bottom="0.212cm" fo:keep-with-next="always"/>
      <style:text-properties fo:font-size="14pt" style:font-size-asian="14pt" style:font-size-complex="14pt" fo:font-family="'Bitstream Vera Sans'" style:font-family-asian="'Bitstream Vera Sans'" style:font-family-complex="'Bitstream Vera Sans'" style:font-name="Bitstream Vera Sans1" style:font-name-asian="Bitstream Vera Sans2" style:font-name-complex="Bitstream Vera Sans2" style:font-family-generic="swiss" style:font-family-generic-asian="system" style:font-family-generic-complex="system" style:font-pitch="variable" style:font-pitch-asian="variable" style:font-pitch-complex="variable"/>
    </style:style>
    <style:style style:name="Heading_20_1" style:display-name="Heading 1" style:parent-style-name="Heading" style:class="text" style:next-style-name="Text_20_body" style:default-outline-level="1" style:family="paragraph">
      <style:text-properties fo:font-weight="bold" style:font-weight-asian="bold" style:font-weight-complex="bold" fo:font-size="24pt" style:font-size-asian="24pt" style:font-size-complex="2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2" style:display-name="Heading 2" style:parent-style-name="Heading" style:class="text" style:next-style-name="Text_20_body" style:default-outline-level="2" style:family="paragraph">
      <style:text-properties fo:font-weight="bold" style:font-weight-asian="bold" style:font-weight-complex="bold" fo:font-size="18pt" style:font-size-asian="18pt" style:font-size-complex="18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3" style:display-name="Heading 3" style:parent-style-name="Heading" style:class="text" style:next-style-name="Text_20_body" style:default-outline-level="3" style:family="paragraph">
      <style:text-properties fo:font-weight="bold" style:font-weight-asian="bold" style:font-weight-complex="bold" fo:font-size="14pt" style:font-size-asian="14pt" style:font-size-complex="1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4" style:display-name="Heading 4" style:parent-style-name="Heading" style:class="text" style:next-style-name="Text_20_body" style:default-outline-level="4" style:family="paragraph">
      <style:text-properties fo:font-weight="bold" style:font-weight-asian="bold" style:font-weight-complex="bold" fo:font-size="12pt" style:font-size-asian="12pt" style:font-size-complex="12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5" style:display-name="Heading 5" style:parent-style-name="Heading" style:class="text" style:next-style-name="Text_20_body" style:default-outline-level="5" style:family="paragraph">
      <style:text-properties fo:font-weight="bold" style:font-weight-asian="bold" style:font-weight-complex="bold" fo:font-size="10pt" style:font-size-asian="10pt" style:font-size-complex="10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List" style:parent-style-name="Text_20_body" style:class="list" style:family="paragraph">
</style:style>
    <style:style style:name="Table_20_Contents" style:display-name="Table Contents" style:parent-style-name="Standard" style:class="extra" style:family="paragraph">
      <style:paragraph-properties text:number-lines="false" text:line-number="0"/>
    </style:style>
    <style:style style:name="Table_20_Heading" style:display-name="Table Heading" style:parent-style-name="Table_20_Contents" style:class="extra" style:family="paragraph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parent-style-name="Standard" style:class="extra" style:family="paragraph">
      <style:paragraph-properties fo:margin-top="0.212cm" fo:margin-bottom="0.212cm" text:number-lines="false" text:line-number="0"/>
      <style:text-properties fo:font-style="italic" style:font-style-asian="italic" style:font-style-complex="italic" fo:font-size="12pt" style:font-size-asian="12pt" style:font-size-complex="12pt"/>
    </style:style>
    <style:style style:name="Index" style:parent-style-name="Standard" style:class="index" style:family="paragraph">
      <style:paragraph-properties text:number-lines="false" text:line-number="0"/>
    </style:style>
    <style:style style:name="Quotations" style:parent-style-name="Standard" style:class="html" style:family="paragraph">
      <style:paragraph-properties fo:text-indent="0cm" style:auto-text-indent="false" fo:margin-top="0cm" fo:margin-right="1cm" fo:margin-bottom="0.499cm" fo:margin-left="1cm"/>
    </style:style>
    <style:style style:name="Preformatted_20_Text" style:display-name="Preformatted Text" style:parent-style-name="Standard" style:class="html" style:family="paragraph">
      <style:paragraph-properties fo:margin-top="0cm" fo:margin-bottom="0.199cm" style:join-border="false"/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Source_20_Code" style:display-name="Source Code" style:parent-style-name="Preformatted_20_Text" style:family="paragraph">
      <style:paragraph-properties fo:background-color="#f7f9fa" fo:border="0.06pt solid #8cacbb" fo:padding="0.049cm" style:shadow="none"/>
    </style:style>
    <style:style style:name="Source_20_File" style:display-name="Source File" style:parent-style-name="Preformatted_20_Text" style:family="paragraph">
      <style:paragraph-properties fo:background-color="#f1f4f5" fo:border="0.06pt solid #8cacbb" fo:padding="0.049cm" style:shadow="none"/>
    </style:style>
    <style:style style:name="Horizontal_20_Line" style:display-name="Horizontal Line" style:parent-style-name="Standard" style:class="html" style:next-style-name="Text_20_body" style:family="paragraph">
      <style:paragraph-properties fo:margin-top="0cm" fo:margin-bottom="0.499cm" fo:border-top="none" fo:border-right="none" fo:border-bottom="1.11pt double #808080" fo:border-left="none" style:border-line-width-bottom="0.002cm 0.035cm 0.002cm" style:join-border="false" fo:padding="0cm" text:number-lines="false" text:line-number="0"/>
      <style:text-properties fo:font-size="6pt" style:font-size-asian="6pt" style:font-size-complex="6pt"/>
    </style:style>
    <style:style style:name="Footnote" style:parent-style-name="Standard" style:class="extra" style:family="paragraph">
      <style:paragraph-properties fo:text-indent="-0.499cm" style:auto-text-indent="false" fo:margin-right="0cm" fo:margin-left="0.499cm" text:number-lines="false" text:line-number="0"/>
      <style:text-properties fo:font-size="12pt" style:font-size-asian="12pt" style:font-size-complex="12pt"/>
    </style:style>
    <style:style style:name="Numbering_20_Symbols" style:display-name="Numbering Symbols" style:family="text">
</style:style>
    <style:style style:name="Bullet_20_Symbols" style:display-name="Bullet Symbols" style:family="text">
      <style:text-properties fo:font-size="9pt" style:font-size-asian="9pt" style:font-size-complex="9pt" fo:font-family="StarSymbol" style:font-family-asian="StarSymbol" style:font-family-complex="StarSymbol" style:font-name="StarSymbol" style:font-name-asian="StarSymbol" style:font-name-complex="Star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ocal_20_link" style:display-name="Local link" style:family="text">
      <style:text-properties fo:color="#000000" fo:font-weight="bold" style:text-underline-style="solid" style:text-underline-width="auto" style:text-underline-color="font-color"/>
    </style:style>
    <style:style style:name="Visited_20_Local_20_Link" style:display-name="Visited Local Link" style:family="text">
      <style:text-properties fo:color="#000000" fo:font-weight="bold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Footnote_20_Symbol" style:display-name="Footnote Characters" style:family="text">
      <style:text-properties fo:color="#2b73b7" style:text-position="33% 80%"/>
    </style:style>
    <style:style style:name="Footnote_20_Anchor" style:display-name="Footnote Anchor" style:family="text">
      <style:text-properties fo:color="#2b73b7" style:text-position="33% 8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Quotation_20_1" style:display-name="Quotation 1" style:parent-style-name="Standard" style:family="paragraph">
      <style:paragraph-properties fo:text-indent="0cm" style:auto-text-indent="false" fo:margin-top="0.25cm" fo:margin-right="0cm" fo:margin-bottom="0.25cm" fo:margin-left="1cm" fo:border-top="none" fo:border-right="none" fo:border-bottom="none" fo:border-left="4.99pt solid #c0c0c0" fo:padding="0.049cm"/>
    </style:style>
    <style:style style:name="Quotation_20_2" style:display-name="Quotation 2" style:parent-style-name="Standard" style:family="paragraph">
      <style:paragraph-properties fo:text-indent="0cm" style:auto-text-indent="false" fo:margin-top="0.25cm" fo:margin-right="0cm" fo:margin-bottom="0.25cm" fo:margin-left="2cm" fo:border-top="none" fo:border-right="none" fo:border-bottom="none" fo:border-left="4.99pt solid #9966cc" fo:padding="0.049cm"/>
    </style:style>
    <style:style style:name="Quotation_20_3" style:display-name="Quotation 3" style:parent-style-name="Standard" style:family="paragraph">
      <style:paragraph-properties fo:text-indent="0cm" style:auto-text-indent="false" fo:margin-top="0.25cm" fo:margin-right="0cm" fo:margin-bottom="0.25cm" fo:margin-left="3cm" fo:border-top="none" fo:border-right="none" fo:border-bottom="none" fo:border-left="4.99pt solid #c5000b" fo:padding="0.049cm"/>
    </style:style>
    <style:style style:name="Quotation_20_4" style:display-name="Quotation 4" style:parent-style-name="Standard" style:family="paragraph">
      <style:paragraph-properties fo:text-indent="0cm" style:auto-text-indent="false" fo:margin-top="0.25cm" fo:margin-right="0cm" fo:margin-bottom="0.25cm" fo:margin-left="4.001cm" fo:border-top="none" fo:border-right="none" fo:border-bottom="none" fo:border-left="4.99pt solid #579d1c" fo:padding="0.049cm"/>
    </style:style>
    <style:style style:name="Quotation_20_5" style:display-name="Quotation 5" style:parent-style-name="Standard" style:family="paragraph">
      <style:paragraph-properties fo:text-indent="0cm" style:auto-text-indent="false" fo:margin-top="0.25cm" fo:margin-right="0cm" fo:margin-bottom="0.25cm" fo:margin-left="5.001cm" fo:border-top="none" fo:border-right="none" fo:border-bottom="none" fo:border-left="4.99pt solid #ff9966" fo:padding="0.049cm"/>
    </style:style>
    <style:style style:name="Contents_20_Heading" style:display-name="Contents Heading" style:parent-style-name="Heading" style:class="index" style:family="paragraph">
      <style:paragraph-properties fo:text-indent="0cm" style:auto-text-indent="false" fo:margin-right="0cm" fo:margin-left="0cm" text:number-lines="false" text:line-number="0"/>
      <style:text-properties fo:font-weight="bold" style:font-weight-asian="bold" style:font-weight-complex="bold" fo:font-size="16pt" style:font-size-asian="16pt" style:font-size-complex="16pt"/>
    </style:style>
    <style:style style:name="List_20_Symbols" style:display-name="List Symbols" style:family="text">
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style:style style:name="Numbering_20_1_Content" style:display-name="Numbering 1 Content" style:parent-style-name="Standard" style:list-style-name="Numbering_20_1" style:family="paragraph">
</style:style>
    <style:style style:name="Numbering_20_1_Content_First" style:display-name="Numbering 1 Content First" style:parent-style-name="Numbering_20_1_Content" style:class="html" style:next-style-name="Text_20_body" style:family="paragraph">
      <style:paragraph-properties fo:margin-top="0.5cm"/>
    </style:style>
    <style:style style:name="Numbering_20_1_Content_Last" style:display-name="Numbering 1 Content Last" style:parent-style-name="Numbering_20_1_Content" style:class="html" style:next-style-name="Text_20_body" style:family="paragraph">
      <style:paragraph-properties fo:margin-bottom="0.5cm"/>
    </style:style>
    <text:list-style style:name="Numbering_20_1" style:display-name="Numbering 1">
      <text:list-level-style-number text:level="1" text:style-name="Numbering_20_Symbols" style:num-format="1" style:num-suffix=".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List_20_1_Content" style:display-name="List 1 Content" style:parent-style-name="Standard" style:list-style-name="List_20_1" style:family="paragraph">
</style:style>
    <style:style style:name="List_20_1_Content_First" style:display-name="List 1 Content First" style:parent-style-name="List_20_1_Content" style:class="html" style:next-style-name="Text_20_body" style:family="paragraph">
      <style:paragraph-properties fo:margin-top="0.5cm"/>
    </style:style>
    <style:style style:name="List_20_1_Content_Last" style:display-name="List 1 Content Last" style:parent-style-name="List_20_1_Content" style:class="html" style:next-style-name="Text_20_body" style:family="paragraph">
      <style:paragraph-properties fo:margin-bottom="0.5cm"/>
    </style:style>
    <text:list-style style:name="List_20_1" style:display-name="List 1">
      <text:list-level-style-bullet text:level="1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  <style:text-properties style:font-name="OpenSymbol"/>
      </text:list-level-style-bullet>
      <text:list-level-style-bullet text:level="2" text:bullet-char="•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  <style:text-properties style:font-name="StarSymbol1"/>
      </text:list-level-style-bullet>
      <text:list-level-style-bullet text:level="3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astListParagraph_List_20_1_Content_First" style:display-name="Last List 1 Content First" style:parent-style-name="List_20_1_Content_First" style:class="html" style:next-style-name="Text_20_body" style:family="paragraph">
      <style:paragraph-properties fo:margin-top="0.5cm"/>
    </style:style>
  </office:style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DokuWiki Release 2017-02-19e "Frusterick Manners"</meta:generator>
    <meta:initial-creator>Generated</meta:initial-creator>
    <meta:creation-date>1970-01-01T01::00:00</meta:creation-date>
    <dc:creator>Generated</dc:creator>
    <dc:date>1970-01-01T01::00:00</dc:date>
    <dc:language>en-US</dc:language>
    <meta:editing-cycles>1</meta:editing-cycles>
    <meta:editing-duration>PT0S</meta:editing-duration>
    <dc:title>oktatas:linux:ftp_szerver:tftp</dc:title>
  </office:meta>
</office:document-meta>
</file>